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A4000000AAC388B02A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61dad" officeooo:paragraph-rsid="00161dad"/>
    </style:style>
    <style:style style:name="P2" style:family="paragraph" style:parent-style-name="Standard">
      <style:paragraph-properties fo:text-align="start" style:justify-single-word="false"/>
      <style:text-properties style:text-position="0% 100%" officeooo:rsid="00161dad" officeooo:paragraph-rsid="00161dad"/>
    </style:style>
    <style:style style:name="P3" style:family="paragraph" style:parent-style-name="Standard" style:list-style-name="L1">
      <style:paragraph-properties fo:text-align="start" style:justify-single-word="false"/>
      <style:text-properties style:text-position="0% 100%" officeooo:rsid="00161dad" officeooo:paragraph-rsid="00161dad"/>
    </style:style>
    <style:style style:name="P4" style:family="paragraph" style:parent-style-name="Standard" style:list-style-name="L1">
      <style:paragraph-properties fo:text-align="start" style:justify-single-word="false"/>
      <style:text-properties style:text-position="0% 100%" officeooo:paragraph-rsid="00161dad"/>
    </style:style>
    <style:style style:name="P5" style:family="paragraph" style:parent-style-name="Standard">
      <style:paragraph-properties fo:text-align="start" style:justify-single-word="false"/>
      <style:text-properties style:text-position="0% 100%" officeooo:paragraph-rsid="00161dad"/>
    </style:style>
    <style:style style:name="P6" style:family="paragraph" style:parent-style-name="Standard" style:list-style-name="L1">
      <style:paragraph-properties fo:text-align="start" style:justify-single-word="false"/>
      <style:text-properties style:text-position="0% 100%" officeooo:rsid="002770fc" officeooo:paragraph-rsid="00161dad"/>
    </style:style>
    <style:style style:name="P7" style:family="paragraph" style:parent-style-name="Standard">
      <style:paragraph-properties fo:text-align="start" style:justify-single-word="false"/>
      <style:text-properties style:text-position="0% 100%" officeooo:rsid="002770fc" officeooo:paragraph-rsid="00161dad"/>
    </style:style>
    <style:style style:name="P8" style:family="paragraph" style:parent-style-name="Standard">
      <style:paragraph-properties fo:text-align="start" style:justify-single-word="false"/>
      <style:text-properties style:text-position="0% 100%" officeooo:rsid="0028190b" officeooo:paragraph-rsid="00161dad"/>
    </style:style>
    <style:style style:name="P9" style:family="paragraph" style:parent-style-name="Standard" style:list-style-name="L1">
      <style:paragraph-properties fo:text-align="start" style:justify-single-word="false"/>
      <style:text-properties style:text-position="0% 100%" officeooo:rsid="002ac6d0" officeooo:paragraph-rsid="00161dad"/>
    </style:style>
    <style:style style:name="P10" style:family="paragraph" style:parent-style-name="Standard">
      <style:paragraph-properties fo:text-align="start" style:justify-single-word="false"/>
      <style:text-properties style:text-position="0% 100%" officeooo:rsid="002ac6d0" officeooo:paragraph-rsid="00161dad"/>
    </style:style>
    <style:style style:name="P11" style:family="paragraph" style:parent-style-name="Standard">
      <style:paragraph-properties fo:text-align="center" style:justify-single-word="false"/>
      <style:text-properties officeooo:paragraph-rsid="00161dad"/>
    </style:style>
    <style:style style:name="P12" style:family="paragraph" style:parent-style-name="Standard" style:list-style-name="L1">
      <style:paragraph-properties fo:text-align="start" style:justify-single-word="false"/>
      <style:text-properties officeooo:paragraph-rsid="00161dad"/>
    </style:style>
    <style:style style:name="P13" style:family="paragraph" style:parent-style-name="Standard" style:list-style-name="L1">
      <style:paragraph-properties fo:text-align="start" style:justify-single-word="false" style:writing-mode="lr-tb"/>
      <style:text-properties style:text-position="0% 100%" officeooo:rsid="002770fc" officeooo:paragraph-rsid="00161dad"/>
    </style:style>
    <style:style style:name="P14" style:family="paragraph" style:parent-style-name="Standard">
      <style:paragraph-properties fo:text-align="start" style:justify-single-word="false" style:writing-mode="lr-tb"/>
      <style:text-properties style:text-position="0% 100%" officeooo:rsid="002770fc" officeooo:paragraph-rsid="00161dad"/>
    </style:style>
    <style:style style:name="P15" style:family="paragraph" style:parent-style-name="Standard" style:list-style-name="L1">
      <style:paragraph-properties fo:text-align="start" style:justify-single-word="false" style:writing-mode="lr-tb"/>
      <style:text-properties style:text-position="0% 100%" officeooo:paragraph-rsid="00161dad"/>
    </style:style>
    <style:style style:name="P16" style:family="paragraph" style:parent-style-name="Standard">
      <style:paragraph-properties fo:text-align="start" style:justify-single-word="false" style:writing-mode="lr-tb"/>
      <style:text-properties style:text-position="0% 100%" officeooo:paragraph-rsid="00161dad"/>
    </style:style>
    <style:style style:name="P17" style:family="paragraph" style:parent-style-name="Standard" style:list-style-name="L1">
      <style:paragraph-properties fo:text-align="start" style:justify-single-word="false" style:writing-mode="lr-tb"/>
      <style:text-properties officeooo:paragraph-rsid="00161dad"/>
    </style:style>
    <style:style style:name="P18" style:family="paragraph" style:parent-style-name="Table_20_Contents">
      <style:paragraph-properties fo:text-align="center" style:justify-single-word="false"/>
      <style:text-properties officeooo:rsid="002770fc" officeooo:paragraph-rsid="00161dad"/>
    </style:style>
    <style:style style:name="P19" style:family="paragraph" style:parent-style-name="Table_20_Contents">
      <style:paragraph-properties fo:text-align="start" style:justify-single-word="false"/>
      <style:text-properties officeooo:rsid="002770fc" officeooo:paragraph-rsid="00161dad"/>
    </style:style>
    <style:style style:name="P20" style:family="paragraph" style:parent-style-name="Table_20_Contents">
      <style:paragraph-properties fo:text-align="center" style:justify-single-word="false"/>
      <style:text-properties officeooo:paragraph-rsid="00161dad"/>
    </style:style>
    <style:style style:name="P21" style:family="paragraph" style:parent-style-name="Table_20_Contents">
      <style:paragraph-properties fo:text-align="start" style:justify-single-word="false"/>
      <style:text-properties officeooo:paragraph-rsid="00161da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61dad"/>
    </style:style>
    <style:style style:name="T5" style:family="text">
      <style:text-properties officeooo:rsid="002770fc"/>
    </style:style>
    <style:style style:name="T6" style:family="text">
      <style:text-properties style:font-name="Standard Symbols 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3.01" style:data-style-name="N0">3.01</text:variable-set>: Electrostatics</text:p>
      <text:p text:style-name="P11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8">Particle</text:p>
          </table:table-cell>
          <table:table-cell table:style-name="Table1.A1" office:value-type="string">
            <text:p text:style-name="P18">Charge (C)</text:p>
          </table:table-cell>
          <table:table-cell table:style-name="Table1.C1" office:value-type="string">
            <text:p text:style-name="P18">Mass (kg)</text:p>
          </table:table-cell>
        </table:table-row>
        <table:table-row>
          <table:table-cell table:style-name="Table1.A2" office:value-type="string">
            <text:p text:style-name="P19">Electron</text:p>
          </table:table-cell>
          <table:table-cell table:style-name="Table1.A2" office:value-type="string">
            <text:p text:style-name="P20">-1.6021765 x 10<text:span text:style-name="T1">-19</text:span></text:p>
          </table:table-cell>
          <table:table-cell table:style-name="Table1.C2" office:value-type="string">
            <text:p text:style-name="P20">9.1094 x 10<text:span text:style-name="T1">-31</text:span></text:p>
          </table:table-cell>
        </table:table-row>
        <table:table-row>
          <table:table-cell table:style-name="Table1.A2" office:value-type="string">
            <text:p text:style-name="P21">Proton</text:p>
          </table:table-cell>
          <table:table-cell table:style-name="Table1.A2" office:value-type="string">
            <text:p text:style-name="P20"><text:span text:style-name="T5">+</text:span>1.6021765 x 10<text:span text:style-name="T1">-19</text:span></text:p>
          </table:table-cell>
          <table:table-cell table:style-name="Table1.C2" office:value-type="string">
            <text:p text:style-name="P18">1.67262 x 10<text:span text:style-name="T1">-27</text:span> kg</text:p>
          </table:table-cell>
        </table:table-row>
        <table:table-row>
          <table:table-cell table:style-name="Table1.A2" office:value-type="string">
            <text:p text:style-name="P19">Neutron</text:p>
          </table:table-cell>
          <table:table-cell table:style-name="Table1.A2" office:value-type="string">
            <text:p text:style-name="P18">0</text:p>
          </table:table-cell>
          <table:table-cell table:style-name="Table1.C2" office:value-type="string">
            <text:p text:style-name="P18">1.67493 x 10<text:span text:style-name="T1">-27</text:span> kg</text:p>
          </table:table-cell>
        </table:table-row>
      </table:table>
      <text:p text:style-name="P1"/>
      <text:p text:style-name="P11"/>
      <text:list xml:id="list8739573993035546523" text:style-name="L1">
        <text:list-item>
          <text:p text:style-name="P12">Two charges are separated by a distance of 4 meters. <text:s/>Q<text:span text:style-name="T2">1 </text:span><text:span text:style-name="T3">has a charge of 0.25 C. <text:s/>Q</text:span><text:span text:style-name="T2">2</text:span><text:span text:style-name="T3"> has a charge of -12 mC. </text:span></text:p>
          <text:list>
            <text:list-item>
              <text:p text:style-name="P12"><text:span text:style-name="T3">What is the force that is felt by Q</text:span><text:span text:style-name="T2">1</text:span><text:span text:style-name="T3">?</text:span></text:p>
            </text:list-item>
          </text:list>
        </text:list-item>
      </text:list>
      <text:p text:style-name="P5"/>
      <text:p text:style-name="P5"/>
      <text:p text:style-name="P5"/>
      <text:list xml:id="list72428239605722" text:continue-numbering="true" text:style-name="L1">
        <text:list-item>
          <text:list>
            <text:list-item>
              <text:p text:style-name="P4">Is the force attractive or repulsive?</text:p>
            </text:list-item>
          </text:list>
        </text:list-item>
      </text:list>
      <text:p text:style-name="P5"/>
      <text:p text:style-name="P5"/>
      <text:p text:style-name="P5"/>
      <text:list xml:id="list72427714919793" text:continue-numbering="true" text:style-name="L1">
        <text:list-item>
          <text:p text:style-name="P4">Two styrofoam balls of the same mass (m=0.1 kg) are hung by two strings from the ceiling so that they are touching each other. <text:s/>A positive charge of 0.02C is placed on each of the balls. <text:s/>The balls separate, and come to a new equilibrium, separated by a distance of r.</text:p>
          <text:list>
            <text:list-item>
              <text:p text:style-name="P4">Find r.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72428590350883" text:continue-numbering="true" text:style-name="L1">
        <text:list-item>
          <text:list>
            <text:list-item>
              <text:p text:style-name="P4">What is the angle that the two string make with each other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p text:style-name="P8"/>
      <text:list xml:id="list72428896150613" text:continue-numbering="true" text:style-name="L1">
        <text:list-item>
          <text:p text:style-name="P6">On average, the distance between a proton and an electron in a hydrogen atom is 5.3 x 10<text:span text:style-name="T1">-11</text:span> m. Find the electrostatic force between the two particles. <text:s/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5"/>
      <text:list xml:id="list72428701418683" text:continue-numbering="true" text:style-name="L1">
        <text:list-item>
          <text:p text:style-name="P17"><text:soft-page-break/><text:span text:style-name="T3">The </text:span><text:span text:style-name="T4">M</text:span><text:span text:style-name="T3">ilky </text:span><text:span text:style-name="T4">W</text:span><text:span text:style-name="T3">ay </text:span><text:span text:style-name="T4">G</text:span><text:span text:style-name="T3">alaxy has a radius of 9.46 × 10</text:span><text:span text:style-name="T1">20</text:span><text:span text:style-name="T3"> m. <text:s/>A planet on one side of the galaxy has a charge of 2,000 C. <text:s/>There is a free electron on the other side of the galaxy.</text:span></text:p>
          <text:list>
            <text:list-item>
              <text:p text:style-name="P15">What is the force felt by the electron?</text:p>
            </text:list-item>
          </text:list>
        </text:list-item>
      </text:list>
      <text:p text:style-name="P16"/>
      <text:p text:style-name="P16"/>
      <text:p text:style-name="P16"/>
      <text:p text:style-name="P16"/>
      <text:list xml:id="list72428735062557" text:continue-numbering="true" text:style-name="L1">
        <text:list-item>
          <text:list>
            <text:list-item>
              <text:p text:style-name="P15">What is the acceleration of the electron?</text:p>
            </text:list-item>
          </text:list>
          <text:p text:style-name="P15"/>
          <text:p text:style-name="P15"/>
          <text:p text:style-name="P15"/>
          <text:list text:continue-numbering="true">
            <text:list-item>
              <text:p text:style-name="P15">How long does it take for the electron to travel across the galaxy?</text:p>
            </text:list-item>
          </text:list>
          <text:p text:style-name="P15"/>
          <text:p text:style-name="P15"/>
          <text:p text:style-name="P15"/>
          <text:p text:style-name="P15"/>
          <text:list text:continue-numbering="true">
            <text:list-item>
              <text:p text:style-name="P13">The universe is approximately 13.7 Billion years old. <text:s/>It is reasonable to assume that there are planets or galaxies with large amounts of charge? <text:s/>Why or why not?</text:p>
            </text:list-item>
          </text:list>
        </text:list-item>
      </text:list>
      <text:p text:style-name="P14"/>
      <text:p text:style-name="P14"/>
      <text:p text:style-name="P14"/>
      <text:p text:style-name="P14"/>
      <text:list xml:id="list72427881749570" text:continue-numbering="true" text:style-name="L1">
        <text:list-item>
          <text:p text:style-name="P9">Two identical 2 <text:span text:style-name="T6">m</text:span>C charges are placed at diagonally opposite corners of a square. <text:s/>A third charge is placed at the center of the square. <text:s/>This causes the electric potential at the empty corners of the square to change sign without changing magnitude. <text:s/>Find the sign and magnitude of the third charge. </text:p>
        </text:list-item>
      </text:list>
      <text:p text:style-name="P10"/>
      <text:p text:style-name="P10"/>
      <text:p text:style-name="P10"/>
      <text:p text:style-name="P10"/>
      <text:p text:style-name="P10"/>
      <text:list xml:id="list72428317415313" text:continue-numbering="true" text:style-name="L1">
        <text:list-item>
          <text:p text:style-name="P3">During fair weather, the electric field near the surface of the earth is approximately 150 N/C, pointing downward. <text:s/>An adult spider of a certain species has a mass of 0.15 grams. <text:s/>If a spider releases a single strand of silk with a linear charge density of -1x10<text:span text:style-name="T1">-6</text:span> C/m, how long would a strand need to be in order to lift the spider?</text:p>
          <text:p text:style-name="P3"/>
        </text:list-item>
      </text:list>
      <text:p text:style-name="P5"/>
      <text:p text:style-name="P5"/>
      <text:p text:style-name="P5"/>
      <text:p text:style-name="P5"/>
      <text:p text:style-name="P5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ndard Symbols L" svg:font-family="'Standard Symbols L'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Image1" text:anchor-type="paragraph" svg:x="-0.0134in" svg:y="-0.3429in" svg:width="0.75in" svg:height="0.7701in" draw:z-index="3"><draw:image xlink:href="Pictures/10000201000000A4000000AAC388B02A.png" xlink:type="simple" xlink:show="embed" xlink:actuate="onLoad"/></draw:frame> <text:s text:c="20"/>Name:<text:tab/><text:tab/><text:date style:data-style-name="N37" text:date-value="2016-09-22T07:24:27.250187345" text:date-adjust="PT24H00M00S">09/23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2T07:12:13.171258249</meta:creation-date>
    <meta:editing-duration>PT12M14S</meta:editing-duration>
    <meta:editing-cycles>3</meta:editing-cycles>
    <meta:generator>LibreOffice/4.3.7.2$Linux_X86_64 LibreOffice_project/430$Build-2</meta:generator>
    <dc:date>2016-09-22T07:24:27.196325384</dc:date>
    <meta:document-statistic meta:table-count="1" meta:image-count="2" meta:object-count="0" meta:page-count="2" meta:paragraph-count="29" meta:word-count="390" meta:character-count="2054" meta:non-whitespace-character-count="1656"/>
  </office:meta>
</office:document-meta>
</file>